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5.667cm" style:rel-column-width="21844*"/>
    </style:style>
    <style:style style:name="Tabela2.C" style:family="table-column">
      <style:table-column-properties style:column-width="5.667cm" style:rel-column-width="2184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9f47" officeooo:paragraph-rsid="00169f47"/>
    </style:style>
    <style:style style:name="P2" style:family="paragraph" style:parent-style-name="Table_20_Contents">
      <style:text-properties officeooo:rsid="00169f47" officeooo:paragraph-rsid="00169f47"/>
    </style:style>
    <style:style style:name="P3" style:family="paragraph" style:parent-style-name="Standard">
      <style:text-properties officeooo:rsid="001c36e7" officeooo:paragraph-rsid="001c36e7"/>
    </style:style>
    <style:style style:name="P4" style:family="paragraph" style:parent-style-name="Table_20_Contents">
      <style:text-properties officeooo:rsid="001c36e7" officeooo:paragraph-rsid="001c36e7"/>
    </style:style>
    <style:style style:name="P5" style:family="paragraph" style:parent-style-name="Standard">
      <style:text-properties officeooo:rsid="00214fd6" officeooo:paragraph-rsid="00214fd6"/>
    </style:style>
    <style:style style:name="P6" style:family="paragraph" style:parent-style-name="Standard">
      <style:text-properties officeooo:rsid="0021d749" officeooo:paragraph-rsid="0021d749"/>
    </style:style>
    <style:style style:name="P7" style:family="paragraph" style:parent-style-name="Standard">
      <style:text-properties officeooo:rsid="0021d749" officeooo:paragraph-rsid="002af155"/>
    </style:style>
    <style:style style:name="P8" style:family="paragraph" style:parent-style-name="Standard">
      <style:text-properties officeooo:rsid="002aa6c6" officeooo:paragraph-rsid="002aa6c6"/>
    </style:style>
    <style:style style:name="P9" style:family="paragraph" style:parent-style-name="Standard">
      <style:text-properties fo:font-variant="normal" fo:text-transform="none" fo:color="#0f0f0f" loext:opacity="100%" style:font-name="Roboto" fo:font-size="10.5pt" fo:letter-spacing="normal" fo:font-style="normal" fo:font-weight="normal" officeooo:rsid="0021d749" officeooo:paragraph-rsid="002af155"/>
    </style:style>
    <style:style style:name="P10" style:family="paragraph" style:parent-style-name="Standard">
      <style:text-properties fo:font-variant="normal" fo:text-transform="none" fo:color="#0f0f0f" loext:opacity="100%" style:font-name="Roboto" fo:font-size="10.5pt" fo:letter-spacing="normal" fo:font-style="normal" fo:font-weight="normal" officeooo:rsid="0021d749" officeooo:paragraph-rsid="002bdddf"/>
    </style:style>
    <style:style style:name="P11" style:family="paragraph" style:parent-style-name="Standard">
      <style:text-properties style:font-name="Liberation Serif" officeooo:rsid="0021d749" officeooo:paragraph-rsid="0021d749"/>
    </style:style>
    <style:style style:name="P12" style:family="paragraph" style:parent-style-name="Standard">
      <style:text-properties style:font-name="Liberation Serif" fo:font-size="12pt" officeooo:rsid="0021d749" officeooo:paragraph-rsid="0021d749" style:font-size-asian="12pt" style:font-size-complex="12pt"/>
    </style:style>
    <style:style style:name="P13" style:family="paragraph" style:parent-style-name="Standard">
      <style:text-properties officeooo:rsid="002dc6c5" officeooo:paragraph-rsid="002dc6c5"/>
    </style:style>
    <style:style style:name="P14" style:family="paragraph" style:parent-style-name="Table_20_Contents">
      <style:text-properties officeooo:rsid="002dc6c5" officeooo:paragraph-rsid="002dc6c5"/>
    </style:style>
    <style:style style:name="P15" style:family="paragraph" style:parent-style-name="Table_20_Contents">
      <style:text-properties officeooo:rsid="0018162f" officeooo:paragraph-rsid="0018162f"/>
    </style:style>
    <style:style style:name="P16" style:family="paragraph" style:parent-style-name="Table_20_Contents">
      <style:text-properties officeooo:rsid="00196be3" officeooo:paragraph-rsid="00196be3"/>
    </style:style>
    <style:style style:name="P17" style:family="paragraph" style:parent-style-name="Table_20_Contents">
      <style:text-properties officeooo:rsid="001ab8c6" officeooo:paragraph-rsid="001ab8c6"/>
    </style:style>
    <style:style style:name="P18" style:family="paragraph" style:parent-style-name="Table_20_Contents">
      <style:text-properties officeooo:rsid="001df1aa" officeooo:paragraph-rsid="001df1aa"/>
    </style:style>
    <style:style style:name="P19" style:family="paragraph" style:parent-style-name="Table_20_Contents">
      <style:text-properties officeooo:rsid="001fedcb" officeooo:paragraph-rsid="001fedcb"/>
    </style:style>
    <style:style style:name="P20" style:family="paragraph" style:parent-style-name="Table_20_Contents">
      <style:text-properties officeooo:rsid="002088db" officeooo:paragraph-rsid="002088db"/>
    </style:style>
    <style:style style:name="P21" style:family="paragraph" style:parent-style-name="Table_20_Contents">
      <style:text-properties officeooo:rsid="0028fe92" officeooo:paragraph-rsid="0028fe92"/>
    </style:style>
    <style:style style:name="P22" style:family="paragraph" style:parent-style-name="Table_20_Contents">
      <style:text-properties officeooo:rsid="002e724f" officeooo:paragraph-rsid="002e724f"/>
    </style:style>
    <style:style style:name="P23" style:family="paragraph" style:parent-style-name="Table_20_Contents">
      <style:text-properties officeooo:rsid="00303eff" officeooo:paragraph-rsid="00303eff"/>
    </style:style>
    <style:style style:name="P24" style:family="paragraph" style:parent-style-name="Table_20_Contents">
      <style:text-properties officeooo:rsid="0031a558" officeooo:paragraph-rsid="0031a558"/>
    </style:style>
    <style:style style:name="P25" style:family="paragraph" style:parent-style-name="Table_20_Contents">
      <style:text-properties officeooo:rsid="00328b49" officeooo:paragraph-rsid="00328b49"/>
    </style:style>
    <style:style style:name="P26" style:family="paragraph" style:parent-style-name="Table_20_Contents">
      <style:text-properties officeooo:rsid="003395fc" officeooo:paragraph-rsid="003395fc"/>
    </style:style>
    <style:style style:name="P27" style:family="paragraph" style:parent-style-name="Table_20_Contents">
      <style:text-properties officeooo:rsid="0033f3ab" officeooo:paragraph-rsid="0033f3ab"/>
    </style:style>
    <style:style style:name="P28" style:family="paragraph" style:parent-style-name="Table_20_Contents">
      <style:text-properties officeooo:rsid="00346f6e" officeooo:paragraph-rsid="00346f6e"/>
    </style:style>
    <style:style style:name="P29" style:family="paragraph" style:parent-style-name="Standard">
      <style:text-properties fo:font-style="normal" officeooo:rsid="00214fd6" officeooo:paragraph-rsid="00214fd6" style:font-style-asian="normal" style:font-style-complex="normal"/>
    </style:style>
    <style:style style:name="P30" style:family="paragraph" style:parent-style-name="Standard">
      <style:text-properties officeooo:paragraph-rsid="0021d749"/>
    </style:style>
    <style:style style:name="P31" style:family="paragraph" style:parent-style-name="Standard">
      <style:text-properties officeooo:rsid="0051f82d" officeooo:paragraph-rsid="0051f82d"/>
    </style:style>
    <style:style style:name="P32" style:family="paragraph" style:parent-style-name="Standard">
      <style:text-properties officeooo:rsid="00532011" officeooo:paragraph-rsid="00532011"/>
    </style:style>
    <style:style style:name="P33" style:family="paragraph" style:parent-style-name="Standard">
      <style:text-properties officeooo:rsid="0056550f" officeooo:paragraph-rsid="0056550f"/>
    </style:style>
    <style:style style:name="P34" style:family="paragraph" style:parent-style-name="Table_20_Contents">
      <style:text-properties officeooo:rsid="00486f53" officeooo:paragraph-rsid="00486f53"/>
    </style:style>
    <style:style style:name="P35" style:family="paragraph" style:parent-style-name="Table_20_Contents">
      <style:text-properties officeooo:rsid="00498846" officeooo:paragraph-rsid="00498846"/>
    </style:style>
    <style:style style:name="P36" style:family="paragraph" style:parent-style-name="Table_20_Contents">
      <style:text-properties officeooo:rsid="004b277c" officeooo:paragraph-rsid="004b277c"/>
    </style:style>
    <style:style style:name="P37" style:family="paragraph" style:parent-style-name="Table_20_Contents">
      <style:text-properties officeooo:rsid="0050259d" officeooo:paragraph-rsid="0050259d"/>
    </style:style>
    <style:style style:name="P38" style:family="paragraph" style:parent-style-name="Table_20_Contents">
      <style:text-properties officeooo:rsid="0052783d" officeooo:paragraph-rsid="0052783d"/>
    </style:style>
    <style:style style:name="P39" style:family="paragraph" style:parent-style-name="Table_20_Contents">
      <style:text-properties officeooo:rsid="0054eb18" officeooo:paragraph-rsid="0054eb18"/>
    </style:style>
    <style:style style:name="P40" style:family="paragraph" style:parent-style-name="Standard" style:list-style-name="L1">
      <style:text-properties officeooo:rsid="004f547e" officeooo:paragraph-rsid="004f547e"/>
    </style:style>
    <style:style style:name="P41" style:family="paragraph" style:parent-style-name="Standard" style:list-style-name="L2">
      <style:text-properties officeooo:rsid="001c36e7" officeooo:paragraph-rsid="001c36e7"/>
    </style:style>
    <style:style style:name="P42" style:family="paragraph" style:parent-style-name="Standard" style:list-style-name="L3">
      <style:text-properties officeooo:rsid="00214fd6" officeooo:paragraph-rsid="00214fd6"/>
    </style:style>
    <style:style style:name="P43" style:family="paragraph" style:parent-style-name="Standard" style:list-style-name="L3">
      <style:text-properties fo:font-style="normal" officeooo:rsid="00214fd6" officeooo:paragraph-rsid="00214fd6" style:font-style-asian="normal" style:font-style-complex="normal"/>
    </style:style>
    <style:style style:name="P44" style:family="paragraph" style:parent-style-name="Standard" style:list-style-name="L7">
      <style:text-properties fo:font-style="normal" officeooo:rsid="00594c31" officeooo:paragraph-rsid="00594c31" style:font-style-asian="normal" style:font-style-complex="normal"/>
    </style:style>
    <style:style style:name="P45" style:family="paragraph" style:parent-style-name="Standard" style:list-style-name="L7">
      <style:text-properties fo:font-style="normal" officeooo:rsid="005d2ce8" officeooo:paragraph-rsid="005d2ce8" style:font-style-asian="normal" style:font-style-complex="normal"/>
    </style:style>
    <style:style style:name="P46" style:family="paragraph" style:parent-style-name="Standard" style:list-style-name="L7">
      <style:text-properties fo:font-style="normal" officeooo:rsid="005a60d1" officeooo:paragraph-rsid="005a60d1" style:font-style-asian="normal" style:font-style-complex="normal"/>
    </style:style>
    <style:style style:name="P47" style:family="paragraph" style:parent-style-name="Standard" style:list-style-name="L7">
      <style:text-properties fo:font-style="normal" officeooo:rsid="005da6bd" officeooo:paragraph-rsid="005da6bd" style:font-style-asian="normal" style:font-style-complex="normal"/>
    </style:style>
    <style:style style:name="P48" style:family="paragraph" style:parent-style-name="Standard" style:list-style-name="L4">
      <style:text-properties officeooo:rsid="002aa6c6" officeooo:paragraph-rsid="002aa6c6"/>
    </style:style>
    <style:style style:name="P49" style:family="paragraph" style:parent-style-name="Standard" style:list-style-name="L5">
      <style:text-properties officeooo:rsid="0051f82d" officeooo:paragraph-rsid="0051f82d"/>
    </style:style>
    <style:style style:name="P50" style:family="paragraph" style:parent-style-name="Standard" style:list-style-name="L6">
      <style:text-properties officeooo:rsid="00532011" officeooo:paragraph-rsid="00532011"/>
    </style:style>
    <style:style style:name="P51" style:family="paragraph" style:parent-style-name="Standard" style:list-style-name="L7">
      <style:text-properties officeooo:rsid="0056550f" officeooo:paragraph-rsid="0056550f"/>
    </style:style>
    <style:style style:name="P52" style:family="paragraph" style:parent-style-name="Standard" style:list-style-name="L7">
      <style:text-properties officeooo:rsid="0057b8ea" officeooo:paragraph-rsid="0057b8ea"/>
    </style:style>
    <style:style style:name="P53" style:family="paragraph" style:parent-style-name="Standard" style:list-style-name="L7">
      <style:text-properties officeooo:rsid="00580b45" officeooo:paragraph-rsid="00580b45"/>
    </style:style>
    <style:style style:name="P54" style:family="paragraph" style:parent-style-name="Table_20_Contents">
      <style:text-properties officeooo:rsid="005e9166" officeooo:paragraph-rsid="005e9166"/>
    </style:style>
    <style:style style:name="T1" style:family="text">
      <style:text-properties officeooo:rsid="0017b446"/>
    </style:style>
    <style:style style:name="T2" style:family="text">
      <style:text-properties officeooo:rsid="0019a4e9"/>
    </style:style>
    <style:style style:name="T3" style:family="text">
      <style:text-properties officeooo:rsid="001b727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94c3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08739"/>
    </style:style>
    <style:style style:name="T8" style:family="text">
      <style:text-properties officeooo:rsid="0025921b"/>
    </style:style>
    <style:style style:name="T9" style:family="text">
      <style:text-properties officeooo:rsid="0027872b"/>
    </style:style>
    <style:style style:name="T10" style:family="text">
      <style:text-properties officeooo:rsid="0028fe92"/>
    </style:style>
    <style:style style:name="T11" style:family="text">
      <style:text-properties fo:font-variant="normal" fo:text-transform="none" fo:color="#0f0f0f" loext:opacity="100%" style:font-name="Roboto" fo:font-size="10.5pt" fo:letter-spacing="normal" fo:font-style="normal" fo:font-weight="normal"/>
    </style:style>
    <style:style style:name="T12" style:family="text">
      <style:text-properties fo:font-variant="normal" fo:text-transform="none" fo:color="#0f0f0f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372131" style:font-size-asian="12pt" style:font-size-complex="12pt"/>
    </style:style>
    <style:style style:name="T14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39e90b" style:font-size-asian="12pt" style:font-size-complex="12pt"/>
    </style:style>
    <style:style style:name="T15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303eff" style:font-size-asian="12pt" style:font-size-complex="12pt"/>
    </style:style>
    <style:style style:name="T16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54eb18" style:font-size-asian="12pt" style:font-size-complex="12pt"/>
    </style:style>
    <style:style style:name="T17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550bad" style:font-size-asian="12pt" style:font-size-complex="12pt"/>
    </style:style>
    <style:style style:name="T18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39e90b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f0f0f" loext:opacity="100%" style:font-name="Liberation Serif" fo:font-size="12pt" fo:letter-spacing="normal" fo:font-style="normal" fo:font-weight="normal" officeooo:rsid="00544d09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f0f0f" loext:opacity="100%" style:font-name="Liberation Serif" fo:font-size="12pt" fo:letter-spacing="normal" fo:font-style="italic" fo:font-weight="normal" officeooo:rsid="0039e90b" style:font-size-asian="12pt" style:font-style-asian="italic" style:font-size-complex="12pt" style:font-style-complex="italic"/>
    </style:style>
    <style:style style:name="T21" style:family="text">
      <style:text-properties officeooo:rsid="00328b49"/>
    </style:style>
    <style:style style:name="T22" style:family="text">
      <style:text-properties officeooo:rsid="003771e5"/>
    </style:style>
    <style:style style:name="T23" style:family="text">
      <style:text-properties officeooo:rsid="0038a832"/>
    </style:style>
    <style:style style:name="T24" style:family="text">
      <style:text-properties officeooo:rsid="0039e90b"/>
    </style:style>
    <style:style style:name="T25" style:family="text">
      <style:text-properties officeooo:rsid="004d1e45"/>
    </style:style>
    <style:style style:name="T26" style:family="text">
      <style:text-properties officeooo:rsid="004db074"/>
    </style:style>
    <style:style style:name="T27" style:family="text">
      <style:text-properties officeooo:rsid="004f547e"/>
    </style:style>
    <style:style style:name="T28" style:family="text">
      <style:text-properties officeooo:rsid="0059ba16"/>
    </style:style>
    <style:style style:name="T29" style:family="text">
      <style:text-properties officeooo:rsid="005b3377"/>
    </style:style>
    <style:style style:name="T30" style:family="text">
      <style:text-properties officeooo:rsid="0060615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crição</text:p>
      <text:p text:style-name="P3"/>
      <text:p text:style-name="P6">Context<text:span text:style-name="T8">ualização</text:span></text:p>
      <text:p text:style-name="P6"/>
      <text:p text:style-name="P30"><text:tab/>Quando falamos do fiscal falamos em <text:span text:style-name="T4">empresas</text:span>. Cada empresa deve possuir um CNPJ – Cadastro nacional da <text:span text:style-name="T4">pessoa jurídica</text:span>, que idenfica ela. Além disso, todas as empresas que atuam com circulação de mercadorias ou serviços (comércio, indústria, transporte, etc.) devem ter IE, um registro estadual <text:span text:style-name="T22">(se não houver circulação de produtos </text:span><text:span text:style-name="T23">e empresas prestadoras de serviços, não tem </text:span><text:span text:style-name="T22"><text:s/>inscrição estadual)</text:span>. A inscrição <text:span text:style-name="T9">municipal</text:span> é obrigatório para todas as empresas, independente do ramo <text:span text:style-name="T24">(apesar de ao preencher uma Nfe, não é obrigatório o fornecimento do número da inscrição municipal, embora tenha esse número)</text:span>.</text:p>
      <text:p text:style-name="P6"><text:tab/><text:span text:style-name="T27">Quando a empresa abre tem a opção de decidir a forma de recolhimento de impostos e declarações:</text:span></text:p>
      <text:list text:style-name="L1">
        <text:list-item>
          <text:p text:style-name="P40">Simples Nacional = voltado para micro e pequenas empresas;</text:p>
        </text:list-item>
        <text:list-item>
          <text:p text:style-name="P40">Lucro Presumido = voltado para empresas de pequeno e médio porte, prestadores de serviço de profissão legalmente regulamentada e demais empresas que não podem optar pelo simples nacional;</text:p>
        </text:list-item>
        <text:list-item>
          <text:p text:style-name="P40">Lucro Real = voltado para médias e grandes empresas de todos os ramos.</text:p>
          <text:p text:style-name="P40"/>
        </text:list-item>
      </text:list>
      <text:p text:style-name="P7"><text:span text:style-name="T11"><text:tab/></text:span><text:span text:style-name="T12">Tributos é o conjunto de impostos, taxas e contribuições. A gente tem o costume de chamar tudo de impostos, mas na verdade imposto é um item que compõe os tributos e é diferente de contribuição. ICMS é um imposto e Cofins é uma contribuição. Essa distinção é exatamente porque imposto não tem destinação orçamentária específ</text:span><text:span text:style-name="T13">i</text:span><text:span text:style-name="T12">ca e contribuição sim. Então, não podemos, tecnicamente falando, dizer que contribuição é um imposto e vice-versa.</text:span></text:p>
      <text:p text:style-name="P7"><text:span text:style-name="T12"><text:tab/></text:span><text:span text:style-name="T20">Imposto</text:span><text:span text:style-name="T14"> é uma quantia em dinheiro paga para o Estado brasileiro e aos estados e municípios por pessoas físicas e jurídicas.</text:span></text:p>
      <text:p text:style-name="P7"><text:span text:style-name="T14"><text:tab/>É um </text:span><text:span text:style-name="T20">tributo</text:span><text:span text:style-name="T14"> que serve para custear parte das despesas de administração e dos investimentos do governo em obras de infraestrutura (estradas, portos, aeroportos, etc.) e serviços essenciais à população, como saúde, segurança e educação. Impostos não tem destinação específica, diferente de </text:span><text:span text:style-name="T20">contribuição </text:span><text:span text:style-name="T18">que não pode ser usado para outro fim que não o de sua criação.</text:span></text:p>
      <text:p text:style-name="P7"><text:span text:style-name="T18"><text:tab/></text:span><text:span text:style-name="T19">O CFOP é o Código Fiscal de Operações e de Prestações das Entradas de Mercadorias e Bens e da Aquisição de Serviços, determinado pelo governo. É indicado nas emissões de notas fiscais, declarações, guias e escrituração de livros. É utilizado em uma operação fiscal e define se a nota emitida recolhe ou não impostos, movimento de estoque e financeiro. </text:span><text:span text:style-name="T15">O CFOP é importante porque o código dele informa qual é o motivo que vou fazer com essa mercadoria.</text:span></text:p>
      <text:p text:style-name="P7"><text:span text:style-name="T15"><text:tab/></text:span><text:span text:style-name="T16">CST (Código de Situação Tributária) é uma tabela cuja finalidade é identificar qual a procedência da mercadoria (de onde veio, se do Brasil ou do exterior) e como a mesma será tributada (se o imposto é calculado normalmente, tem alguma redução ou é isento). É composto por três dígitos, exceto, a CST do ICMS do Simples Nacional que é composto por quatro dígitos.</text:span></text:p>
      <text:p text:style-name="P7"><text:span text:style-name="T16"><text:tab/></text:span><text:span text:style-name="T17">O NCM (Nomenclatura Comum do Mercosul): Convenção entre os países membros do Mercosul para reconhecer facilmente os bens, serviços e fatores produtivos negociados entre si. Com o alinhamento da obrigatoriedade de emissão de NF-e e a possível validação de dados pela SEFAZ, não demorou para o governo obrigar essa nomenclatura nos cadastros de produtos.</text:span></text:p>
      <text:p text:style-name="P12"><text:tab/><text:span text:style-name="T25">Para evitar bi-tributação o Governo criou a questão de crédito/débito ou seja, você desconta o que já pagou de imposto na compra ao vender (exemplo: ICMS. Paguei ao comprar os produtos o total de 1000 reais na entrada. Na hora de vender, na saída, vou pagar 1500 reais. Logo posso descontar 1000 reais de imposto de ICMS na saída e pagar apenas 1500 - 10</text:span><text:span text:style-name="T26">0</text:span><text:span text:style-name="T25">0 = 500 reais).</text:span></text:p>
      <text:p text:style-name="P11"/>
      <text:p text:style-name="P3"/>
      <text:p text:style-name="P3">O que é preciso para a emissão de NF-e?</text:p>
      <text:p text:style-name="P3"/>
      <text:list text:style-name="L2">
        <text:list-item>
          <text:p text:style-name="P41">CNPJ;</text:p>
        </text:list-item>
        <text:list-item>
          <text:p text:style-name="P41"><text:soft-page-break/>Certificado digital – Fornece validade jurídica à NF-e;</text:p>
        </text:list-item>
        <text:list-item>
          <text:p text:style-name="P41">Credenciamento SEFAZ;</text:p>
        </text:list-item>
        <text:list-item>
          <text:p text:style-name="P41">Utilização de um <text:span text:style-name="T4">software </text:span><text:span text:style-name="T6">emissor.</text:span></text:p>
        </text:list-item>
      </text:list>
      <text:p text:style-name="P3"><text:span text:style-name="T6"/></text:p>
      <text:p text:style-name="P3"><text:span text:style-name="T6"/></text:p>
      <text:p text:style-name="P29">Processo Básico de Emissão de NF:</text:p>
      <text:p text:style-name="P5"><text:span text:style-name="T6"/></text:p>
      <text:list text:style-name="L3">
        <text:list-item>
          <text:p text:style-name="P42"><text:span text:style-name="T6">Primeiro CNPJ, certificado digital, credenciamento e </text:span><text:span text:style-name="T4">software</text:span><text:span text:style-name="T6">;</text:span></text:p>
        </text:list-item>
        <text:list-item>
          <text:p text:style-name="P43">Depois preencher todos os dados da nota e enviar documento;</text:p>
        </text:list-item>
        <text:list-item>
          <text:p text:style-name="P43">No envio ele assina (certificado digital) e transmite ao Fisco;</text:p>
        </text:list-item>
        <text:list-item>
          <text:p text:style-name="P42">É assim que o órgão do Governo recebe a nota e autoriza a empresa a utilizá-la;</text:p>
        </text:list-item>
        <text:list-item>
          <text:p text:style-name="P42">Terá validações de informações e depois receber a autorização do uso;</text:p>
        </text:list-item>
        <text:list-item>
          <text:p text:style-name="P42">Nota pode ser utilizada e a venda pode legalmente ser finalizada.</text:p>
          <text:p text:style-name="P42"><text:span text:style-name="T6"/></text:p>
        </text:list-item>
      </text:list>
      <text:p text:style-name="P8">Impostos</text:p>
      <text:p text:style-name="P8"/>
      <text:list text:style-name="L4">
        <text:list-item>
          <text:p text:style-name="P48">Cada regime tributação tem uma carga tributária diferente, bem como regras diferentes para cálculo de impostos.</text:p>
        </text:list-item>
        <text:list-item>
          <text:p text:style-name="P48">Ambito Federal</text:p>
          <text:list>
            <text:list-item>
              <text:p text:style-name="P48">PIS, COFINS, IRPJ, CSLL, IPI, etc;</text:p>
            </text:list-item>
          </text:list>
        </text:list-item>
        <text:list-item>
          <text:p text:style-name="P48">Ambito Estadual</text:p>
          <text:list>
            <text:list-item>
              <text:p text:style-name="P48">ICMS</text:p>
            </text:list-item>
          </text:list>
        </text:list-item>
        <text:list-item>
          <text:p text:style-name="P48">Ambito Municipal</text:p>
          <text:list>
            <text:list-item>
              <text:p text:style-name="P48">ISS</text:p>
            </text:list-item>
          </text:list>
        </text:list-item>
      </text:list>
      <text:p text:style-name="P8"/>
      <text:p text:style-name="P31">Como são os emitentes de NF-e?</text:p>
      <text:p text:style-name="P31"/>
      <text:list text:style-name="L5">
        <text:list-item>
          <text:p text:style-name="P49">MEI</text:p>
          <text:list>
            <text:list-item>
              <text:p text:style-name="P49">Pode emitir NF-e como simples nacional</text:p>
            </text:list-item>
            <text:list-item>
              <text:p text:style-name="P49">Pode utilizar a NFA-e (Nota Avulsa), Brasília-DF não permite mais MEI com NFA-e</text:p>
            </text:list-item>
          </text:list>
        </text:list-item>
        <text:list-item>
          <text:p text:style-name="P49">Simples Nacional</text:p>
          <text:list>
            <text:list-item>
              <text:p text:style-name="P49">Não destacam ICMS próprio na NF, nem IPI, PIS ou COFINS, apenas ICMS-ST</text:p>
            </text:list-item>
          </text:list>
        </text:list-item>
        <text:list-item>
          <text:p text:style-name="P49">Regima Normal</text:p>
          <text:list>
            <text:list-item>
              <text:p text:style-name="P49">Empresas de lucro presumido ou real. Destacam na NF ICMS, ICMS-ST, IPI, PIS e COFINS.</text:p>
            </text:list-item>
          </text:list>
        </text:list-item>
      </text:list>
      <text:p text:style-name="P31"/>
      <text:p text:style-name="P32">Classificadores para Aplicar Tributos na NF-e:</text:p>
      <text:p text:style-name="P32"><text:tab/></text:p>
      <text:list text:style-name="L6">
        <text:list-item>
          <text:p text:style-name="P50">CRT – Código de regime tributário na NF-e</text:p>
          <text:list>
            <text:list-item>
              <text:p text:style-name="P50">1 – Simples Nacional</text:p>
            </text:list-item>
            <text:list-item>
              <text:p text:style-name="P50">2 – Simples Nacional com Excesso Receita Bruta</text:p>
            </text:list-item>
            <text:list-item>
              <text:p text:style-name="P50">3 – Regime Normal</text:p>
            </text:list-item>
          </text:list>
        </text:list-item>
        <text:list-item>
          <text:p text:style-name="P50">CFOP – Código Fiscal de Operações e de Prestações de Mercadoria</text:p>
        </text:list-item>
        <text:list-item>
          <text:p text:style-name="P50">CST/CSOSN = Código da situação tributária x Código Sit. da Operação do Simples Nacional</text:p>
        </text:list-item>
        <text:list-item>
          <text:p text:style-name="P50">NCM = Nomenclatura comum do MERCOSUL</text:p>
        </text:list-item>
        <text:list-item>
          <text:p text:style-name="P50">CEST = Código especificador da substituição tributária</text:p>
        </text:list-item>
      </text:list>
      <text:p text:style-name="P8"/>
      <text:p text:style-name="P8"/>
      <text:p text:style-name="P33">Oportunidades de Negócio:</text:p>
      <text:p text:style-name="P33"/>
      <text:list text:style-name="L7">
        <text:list-item>
          <text:p text:style-name="P51"><text:soft-page-break/>Criação de um <text:span text:style-name="T4">agente tributarista </text:span><text:span text:style-name="T6">que verifica dados da NF-e como CFOP e NCM afim de evitar erros e com isso a empresa não aproveitar supostos benefícios fiscais ou ter de pagar multa lá na frente porque não pagou impostos devidos.</text:span></text:p>
        </text:list-item>
        <text:list-item>
          <text:p text:style-name="P52"><text:span text:style-name="T6">Criação de </text:span><text:span text:style-name="T4">agentes programadores</text:span><text:span text:style-name="T6">: através de um prompt especificamos o que os programadores deverão fazer e gerar código automaticamente referente ao processo de negócio.</text:span></text:p>
        </text:list-item>
        <text:list-item>
          <text:p text:style-name="P53"><text:span text:style-name="T6">Criação de </text:span><text:span text:style-name="T4">agentes de classificação de Nf</text:span><text:span text:style-name="T5">s</text:span></text:p>
        </text:list-item>
        <text:list-item>
          <text:p text:style-name="P44">Criação de <text:span text:style-name="T4">agentes de extração de Nfs </text:span><text:span text:style-name="T28">(OCR com Tesseract e Google Vision API). <text:s/></text:span><text:span text:style-name="T29">Dica do Celso: Fugir de Notas Fiscais de Serviços e focar em NF-e.</text:span></text:p>
        </text:list-item>
        <text:list-item>
          <text:p text:style-name="P45">Oportunidade: Análise Fiscal por IVA.</text:p>
        </text:list-item>
        <text:list-item>
          <text:p text:style-name="P46">Criação de <text:span text:style-name="T4">agentes de verificação de resposta </text:span>gerado por outro agente.</text:p>
        </text:list-item>
        <text:list-item>
          <text:p text:style-name="P47">Alvo de análises ou até mesmo servir de base para geração de modelos preditivos.</text:p>
          <text:p text:style-name="P51"><text:span text:style-name="T6"/></text:p>
        </text:list-item>
      </text:list>
      <text:p text:style-name="P8"/>
      <text:p text:style-name="P13">Tabela de Possíveis Problemas ao Analisar uma NF: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4">Problema</text:p>
          </table:table-cell>
          <table:table-cell table:style-name="Tabela2.A1" office:value-type="string">
            <text:p text:style-name="P22">Riscos</text:p>
          </table:table-cell>
          <table:table-cell table:style-name="Tabela2.C1" office:value-type="string">
            <text:p text:style-name="P22">Mitigação</text:p>
          </table:table-cell>
        </table:table-row>
        <table:table-row>
          <table:table-cell table:style-name="Tabela2.A2" office:value-type="string">
            <text:p text:style-name="P14">A NF do emissor colocou o NCM errado</text:p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>Avisar ao fornecedor da classificação errada e corrigir o NCM na entrada da NF.</text:p>
          </table:table-cell>
        </table:table-row>
        <table:table-row>
          <table:table-cell table:style-name="Tabela2.A2" office:value-type="string">
            <text:p text:style-name="P22">Emissão errada de NF</text:p>
          </table:table-cell>
          <table:table-cell table:style-name="Tabela2.A2" office:value-type="string">
            <text:p text:style-name="P22">Pagar imposto indevidamente</text:p>
          </table:table-cell>
          <table:table-cell table:style-name="Tabela2.C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P23">Lançamento de NF impostos incorretos</text:p>
          </table:table-cell>
          <table:table-cell table:style-name="Tabela2.A2" office:value-type="string">
            <text:p text:style-name="P23">Pagar imposto indevidamente</text:p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24">CFOP Incorreto: O motivo do produto foi alterado porém o código não foi sincronizado (exemplo: você ao entrar com a NF você informa que é para a revenda e no final utiliza internamente). </text:p>
          </table:table-cell>
          <table:table-cell table:style-name="Tabela2.A2" office:value-type="string">
            <text:p text:style-name="P26">Pagar imposto indevidamente</text:p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/>
          </table:table-cell>
        </table:table-row>
      </table:table>
      <text:p text:style-name="P13"/>
      <text:p text:style-name="P13"/>
      <text:p text:style-name="P13"/>
      <text:p text:style-name="P3"/>
      <text:p text:style-name="P1">Vocabulário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Termo</text:p>
          </table:table-cell>
          <table:table-cell table:style-name="Tabela1.A1" office:value-type="string">
            <text:p text:style-name="P2">Descrição</text:p>
          </table:table-cell>
          <table:table-cell table:style-name="Tabela1.C1" office:value-type="string">
            <text:p text:style-name="P2">Exemplos</text:p>
          </table:table-cell>
        </table:table-row>
        <table:table-row>
          <table:table-cell table:style-name="Tabela1.A2" office:value-type="string">
            <text:p text:style-name="P16">Nota Fiscal</text:p>
          </table:table-cell>
          <table:table-cell table:style-name="Tabela1.A2" office:value-type="string">
            <text:p text:style-name="P2">Documento que registra transações de compra e venda de produtos e serviços. Registrar conhecimento de impostos e monitoramento de vendas. <text:span text:style-name="T1">Todo registro de movimento de meu produto de um local para outro ele tem que ter uma NF seja ele para venda ou para compra.</text:span></text:p>
          </table:table-cell>
          <table:table-cell table:style-name="Tabela1.C2" office:value-type="string">
            <text:p text:style-name="P15">NF-e (a partir de 2006) (arquivo XML – <text:span text:style-name="T3">este é o importante</text:span>).</text:p>
            <text:p text:style-name="P15"/>
            <text:p text:style-name="P17">NFC-e Cupom Fiscal (básico, simples).</text:p>
          </table:table-cell>
        </table:table-row>
        <text:soft-page-break/>
        <table:table-row>
          <table:table-cell table:style-name="Tabela1.A2" office:value-type="string">
            <text:p text:style-name="P16">DANFE</text:p>
          </table:table-cell>
          <table:table-cell table:style-name="Tabela1.A2" office:value-type="string">
            <text:p text:style-name="P16">Documento Auxilia<text:span text:style-name="T2">r</text:span> de Nota Fiscal Eletrônica. Resultado da impressão da nota fiscal com base no XML.</text:p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4">Certificado digital</text:p>
          </table:table-cell>
          <table:table-cell table:style-name="Tabela1.A2" office:value-type="string">
            <text:p text:style-name="P4">Assinatura da empresa que comprova a autenticidade da NF-e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8">Emitente</text:p>
          </table:table-cell>
          <table:table-cell table:style-name="Tabela1.A2" office:value-type="string">
            <text:p text:style-name="P18">Remetente de quem está enviando a mercadoria ou emitindo a NF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9">Natureza de Operação</text:p>
          </table:table-cell>
          <table:table-cell table:style-name="Tabela1.A2" office:value-type="string">
            <text:p text:style-name="P19">Motivo da venda na NF</text:p>
          </table:table-cell>
          <table:table-cell table:style-name="Tabela1.C2" office:value-type="string">
            <text:p text:style-name="P19">Venda, conserto, devolução.</text:p>
          </table:table-cell>
        </table:table-row>
        <table:table-row>
          <table:table-cell table:style-name="Tabela1.A2" office:value-type="string">
            <text:p text:style-name="P19">NCM</text:p>
          </table:table-cell>
          <table:table-cell table:style-name="Tabela1.A2" office:value-type="string">
            <text:p text:style-name="P19">Código comum de um produto em uma NF no Mercosul para o Fisco saber qual produto é para obter os impostos a serem tributados.</text:p>
            <text:p text:style-name="P35">O imposto de IPI incide sobre produtos com código NCM através da tabela TIPI:</text:p>
            <text:p text:style-name="P35"><text:a xlink:type="simple" xlink:href="https://www.gov.br/receitafederal/pt-br/acesso-a-informacao/legislacao/documentos-e-arquivos/tipi.pdf" text:style-name="Internet_20_link" text:visited-style-name="Visited_20_Internet_20_Link">https://www.gov.br/receitafederal/pt-br/acesso-a-informacao/legislacao/documentos-e-arquivos/tipi.pdf</text:a>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9">CST</text:p>
          </table:table-cell>
          <table:table-cell table:style-name="Tabela1.A2" office:value-type="string">
            <text:p text:style-name="P19">Código da Situação Tributária da NF. Será definido como será calculado o imposto. </text:p>
            <text:p text:style-name="P27">Formada por 3 dígitos:</text:p>
            <text:p text:style-name="P27">0 = Produto Nacional</text:p>
            <text:p text:style-name="P27">1 = Produto Internacional</text:p>
            <text:p text:style-name="P27">2,3,4 = Meio Int/Meio Nacional</text:p>
            <text:p text:style-name="P28">xx = Tributação do item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9">CFOP</text:p>
          </table:table-cell>
          <table:table-cell table:style-name="Tabela1.A2" office:value-type="string">
            <text:p text:style-name="P19">Código Fiscal de Operação e Prestações: é o motivo da NF.</text:p>
            <text:p text:style-name="P20">Este campo é necessário porque dependendo do real motivo, pode-se ter tributações diferentes.</text:p>
            <text:p text:style-name="P23">Composta por 4 dígitos:</text:p>
            <text:p text:style-name="P23">Iniciar por :</text:p>
            <text:p text:style-name="P23">1 = Comprando dentro do mesmo estado.</text:p>
            <text:p text:style-name="P23">2 = Comprando de outro estado.</text:p>
            <text:p text:style-name="P23">3 = Comprando de outro país (importação).</text:p>
            <text:p text:style-name="P23">5 = <text:span text:style-name="T21">Saída da mercadoria dentro do mesmo estado.</text:span></text:p>
            <text:p text:style-name="P25">6 = Saída da mercadora para outro estado.</text:p>
            <text:p text:style-name="P25">7 = Exportações.</text:p>
            <text:p text:style-name="P23"><text:soft-page-break/></text:p>
            <text:p text:style-name="P23">X = Motivo de compra ou saída</text:p>
            <text:p text:style-name="P23"/>
            <text:p text:style-name="P23"><text:a xlink:type="simple" xlink:href="https://www.sefaz.pe.gov.br/Legislacao/Tributaria/Documents/Legislacao/Tabelas/CFOP.htm" text:style-name="Internet_20_link" text:visited-style-name="Visited_20_Internet_20_Link">https://www.sefaz.pe.gov.br/Legislacao/Tributaria/Documents/Legislacao/Tabelas/CFOP.htm</text:a></text:p>
          </table:table-cell>
          <table:table-cell table:style-name="Tabela1.C2" office:value-type="string">
            <text:p text:style-name="P19">Venda, devolução, amostra grátis. <text:span text:style-name="T7">Podemos em um item de uma nota fiscal ter um código CFOP de venda de produto e abaixo outro item da NF de brinde (código CFOP diferente do de venda).</text:span></text:p>
            <text:p text:style-name="P23"/>
            <text:p text:style-name="P26">Ex:</text:p>
            <text:p text:style-name="P26"/>
          </table:table-cell>
        </table:table-row>
        <table:table-row>
          <table:table-cell table:style-name="Tabela1.A2" office:value-type="string">
            <text:p text:style-name="P21">Imposto</text:p>
          </table:table-cell>
          <table:table-cell table:style-name="Tabela1.A2" office:value-type="string">
            <text:p text:style-name="Table_20_Contents">É <text:span text:style-name="T10">uma quantia em dinheiro paga para o Estado brasileiro e aos estados e municípios por pessoas físicas e jurídicas. Não tem destinação específica ao contrário de contribuição.</text:span></text:p>
          </table:table-cell>
          <table:table-cell table:style-name="Tabela1.C2" office:value-type="string">
            <text:p text:style-name="P21">IRPJ = Imposto de Renda de Pessoa Jurídica, incide sobre o lucro das empresas;</text:p>
            <text:p text:style-name="P21">CSLL = Contribuição Social sobre o Lucro Líquido;</text:p>
            <text:p text:style-name="P21">PIS = Programas de Integração Social e de Formação do Patrimônio do Servidor Público;</text:p>
            <text:p text:style-name="P21">COFINS = Contribuição para o Financiamento da Seguridade Social;</text:p>
            <text:p text:style-name="P21">IPI = Imposto sobre Produto Industrializado;</text:p>
            <text:p text:style-name="P21">ICMS = Imposto sobre Circulação de Mercadorias e Serviços;</text:p>
            <text:p text:style-name="P21">ISS = Imposto Sobre Serviços;</text:p>
            <text:p text:style-name="P21">INSS = Instituto Nacional do Seguro Social;</text:p>
            <text:p text:style-name="P21">CIDE, IOF, II,ITR, ITCMD, ITBI, IPTU, etc.</text:p>
          </table:table-cell>
        </table:table-row>
        <table:table-row>
          <table:table-cell table:style-name="Tabela1.A2" office:value-type="string">
            <text:p text:style-name="P9">Tributo</text:p>
          </table:table-cell>
          <table:table-cell table:style-name="Tabela1.A2" office:value-type="string">
            <text:p text:style-name="P9">Tributo é o conjunto de impostos, taxas e contribuições. <text:s/></text:p>
          </table:table-cell>
          <table:table-cell table:style-name="Tabela1.C2" office:value-type="string">
            <text:p text:style-name="P10">ICMS é um imposto e Cofins é uma contribuição.</text:p>
          </table:table-cell>
        </table:table-row>
        <table:table-row>
          <table:table-cell table:style-name="Tabela1.A2" office:value-type="string">
            <text:p text:style-name="P34">CNAE</text:p>
          </table:table-cell>
          <table:table-cell table:style-name="Tabela1.A2" office:value-type="string">
            <text:p text:style-name="P36">Código do ramo de atividade da empresa.</text:p>
          </table:table-cell>
          <table:table-cell table:style-name="Tabela1.C2" office:value-type="string">
            <text:p text:style-name="P36">CNAE de Prestador de Serviço, CNAE de Fabricante.</text:p>
          </table:table-cell>
        </table:table-row>
        <table:table-row>
          <table:table-cell table:style-name="Tabela1.A2" office:value-type="string">
            <text:p text:style-name="P37">DAS</text:p>
          </table:table-cell>
          <table:table-cell table:style-name="Tabela1.A2" office:value-type="string">
            <text:p text:style-name="P37">Documento Arrecadação do Simples Nacional = forma de recolhimento de tributos e contribuições simplificada de pagamento de empresas do Simples Nacional</text:p>
            <text:p text:style-name="P37"><text:a xlink:type="simple" xlink:href="https://www.gov.br/empresas-e-negocios/pt-br/empreendedor/servicos-para-mei/pagamento-de-contribuicao-mensal" text:style-name="Internet_20_link" text:visited-style-name="Visited_20_Internet_20_Link">https://www.gov.br/empresas-e-negocios/pt-br/empreendedor/servicos-para-mei/pagamento-de-contribuicao-mensal</text:a>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8">CRT </text:p>
          </table:table-cell>
          <table:table-cell table:style-name="Tabela1.A2" office:value-type="string">
            <text:p text:style-name="P38">Regime de tributação na NF-e</text:p>
            <text:p text:style-name="P38">1 = Simples Nacional e MEI</text:p>
            <text:p text:style-name="P38">2 = Simples Nacional com excesso de receita bruta *quando tem pico de venda mas depois volta ao normal, destaca na nota os impostos como se <text:soft-page-break/>fosse um regime normal mas depois volta ao normal</text:p>
            <text:p text:style-name="P38">3 = Regime Normal (Lucro Presumido ou Real)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9">CST</text:p>
          </table:table-cell>
          <table:table-cell table:style-name="Tabela1.A2" office:value-type="string">
            <text:p text:style-name="P39">Código de Situação Tributária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4">EAN</text:p>
          </table:table-cell>
          <table:table-cell table:style-name="Tabela1.A2" office:value-type="string">
            <text:p text:style-name="P54">Código composto por 13 dígitos que define unicamente um produto <text:span text:style-name="T30">e o fornecedor.</text:span>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04:42:31.695273697</meta:creation-date>
    <meta:generator>LibreOffice/24.2.7.2$Linux_X86_64 LibreOffice_project/420$Build-2</meta:generator>
    <dc:date>2025-07-29T20:47:21.654499770</dc:date>
    <meta:editing-duration>P1DT16H18M50S</meta:editing-duration>
    <meta:editing-cycles>59</meta:editing-cycles>
    <meta:document-statistic meta:table-count="2" meta:image-count="0" meta:object-count="0" meta:page-count="6" meta:paragraph-count="147" meta:word-count="1629" meta:character-count="9886" meta:non-whitespace-character-count="8420"/>
  </office:meta>
</office:document-meta>
</file>